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7754" officeooo:paragraph-rsid="001a7754"/>
    </style:style>
    <style:style style:name="P2" style:family="paragraph" style:parent-style-name="Standard">
      <style:text-properties officeooo:rsid="001a7754" officeooo:paragraph-rsid="001afaf5"/>
    </style:style>
    <style:style style:name="P3" style:family="paragraph" style:parent-style-name="Standard">
      <style:text-properties officeooo:rsid="001a7754" officeooo:paragraph-rsid="001bc227"/>
    </style:style>
    <style:style style:name="P4" style:family="paragraph" style:parent-style-name="Standard">
      <style:text-properties fo:font-weight="bold" officeooo:rsid="001a7754" officeooo:paragraph-rsid="001bc227" style:font-weight-asian="bold" style:font-weight-complex="bold"/>
    </style:style>
    <style:style style:name="P5" style:family="paragraph" style:parent-style-name="Standard">
      <style:text-properties fo:font-weight="bold" officeooo:rsid="001afaf5" officeooo:paragraph-rsid="001afaf5" style:font-weight-asian="bold" style:font-weight-complex="bold"/>
    </style:style>
    <style:style style:name="P6" style:family="paragraph" style:parent-style-name="Standard">
      <style:text-properties fo:font-weight="bold" officeooo:rsid="001afaf5" officeooo:paragraph-rsid="001bc227" style:font-weight-asian="bold" style:font-weight-complex="bold"/>
    </style:style>
    <style:style style:name="P7" style:family="paragraph" style:parent-style-name="Standard">
      <style:text-properties fo:font-weight="bold" officeooo:rsid="001bc227" officeooo:paragraph-rsid="001bc227" style:font-weight-asian="bold" style:font-weight-complex="bold"/>
    </style:style>
    <style:style style:name="P8" style:family="paragraph" style:parent-style-name="Standard">
      <style:text-properties fo:font-weight="bold" officeooo:paragraph-rsid="001bc227" style:font-weight-asian="bold" style:font-weight-complex="bold"/>
    </style:style>
    <style:style style:name="P9" style:family="paragraph" style:parent-style-name="Standard">
      <style:text-properties fo:font-weight="bold" officeooo:rsid="001ef20f" officeooo:paragraph-rsid="001ef20f" style:font-weight-asian="bold" style:font-weight-complex="bold"/>
    </style:style>
    <style:style style:name="P10" style:family="paragraph" style:parent-style-name="Standard">
      <style:text-properties fo:font-weight="bold" officeooo:rsid="00210358" officeooo:paragraph-rsid="0021035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a7754" officeooo:paragraph-rsid="001a7754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afaf5" officeooo:paragraph-rsid="001afaf5" style:font-weight-asian="bold" style:font-weight-complex="bold"/>
    </style:style>
    <style:style style:name="P13" style:family="paragraph" style:parent-style-name="Standard">
      <style:text-properties officeooo:rsid="001afaf5" officeooo:paragraph-rsid="001afaf5"/>
    </style:style>
    <style:style style:name="P14" style:family="paragraph" style:parent-style-name="Standard">
      <style:text-properties officeooo:paragraph-rsid="001bc227"/>
    </style:style>
    <style:style style:name="P15" style:family="paragraph" style:parent-style-name="Standard">
      <style:text-properties fo:font-weight="normal" officeooo:rsid="001ef20f" officeooo:paragraph-rsid="001ef20f" style:font-weight-asian="normal" style:font-weight-complex="normal"/>
    </style:style>
    <style:style style:name="P16" style:family="paragraph" style:parent-style-name="Standard">
      <style:text-properties fo:font-weight="normal" officeooo:rsid="00210358" officeooo:paragraph-rsid="00210358" style:font-weight-asian="normal" style:font-weight-complex="normal"/>
    </style:style>
    <style:style style:name="P17" style:family="paragraph" style:parent-style-name="Standard">
      <style:text-properties fo:font-weight="bold" officeooo:rsid="00210358" officeooo:paragraph-rsid="00210358" style:font-weight-asian="bold" style:font-weight-complex="bold"/>
    </style:style>
    <style:style style:name="P18" style:family="paragraph" style:parent-style-name="Standard">
      <style:text-properties fo:font-weight="bold" officeooo:rsid="0022d8e3" officeooo:paragraph-rsid="0022d8e3" style:font-weight-asian="bold" style:font-weight-complex="bold"/>
    </style:style>
    <style:style style:name="P19" style:family="paragraph" style:parent-style-name="Standard">
      <style:text-properties fo:font-weight="bold" officeooo:rsid="0022d8e3" officeooo:paragraph-rsid="00237af5" style:font-weight-asian="bold" style:font-weight-complex="bold"/>
    </style:style>
    <style:style style:name="P20" style:family="paragraph" style:parent-style-name="Standard">
      <style:text-properties fo:font-weight="bold" officeooo:rsid="0022d8e3" officeooo:paragraph-rsid="00242732" style:font-weight-asian="bold" style:font-weight-complex="bold"/>
    </style:style>
    <style:style style:name="P21" style:family="paragraph" style:parent-style-name="Standard">
      <style:text-properties fo:font-weight="bold" officeooo:rsid="00233b23" officeooo:paragraph-rsid="00233b23" style:font-weight-asian="bold" style:font-weight-complex="bold"/>
    </style:style>
    <style:style style:name="P22" style:family="paragraph" style:parent-style-name="Standard">
      <style:text-properties fo:font-weight="normal" officeooo:rsid="0022d8e3" officeooo:paragraph-rsid="0022d8e3" style:font-weight-asian="normal" style:font-weight-complex="normal"/>
    </style:style>
    <style:style style:name="P23" style:family="paragraph" style:parent-style-name="Standard">
      <style:text-properties fo:font-weight="normal" officeooo:rsid="00233b23" officeooo:paragraph-rsid="00233b23" style:font-weight-asian="normal" style:font-weight-complex="normal"/>
    </style:style>
    <style:style style:name="T1" style:family="text">
      <style:text-properties officeooo:rsid="001afa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faf5" style:font-weight-asian="bold" style:font-weight-complex="bold"/>
    </style:style>
    <style:style style:name="T4" style:family="text">
      <style:text-properties fo:font-weight="bold" officeooo:rsid="001bc227" style:font-weight-asian="bold" style:font-weight-complex="bold"/>
    </style:style>
    <style:style style:name="T5" style:family="text">
      <style:text-properties fo:font-weight="bold" officeooo:rsid="001ef20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c227"/>
    </style:style>
    <style:style style:name="T8" style:family="text">
      <style:text-properties officeooo:rsid="0020f081"/>
    </style:style>
    <style:style style:name="T9" style:family="text">
      <style:text-properties officeooo:rsid="00233b23"/>
    </style:style>
    <style:style style:name="T10" style:family="text">
      <style:text-properties officeooo:rsid="002427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Example – 1</text:p>
      <text:p text:style-name="P11"/>
      <text:p text:style-name="P12">We can access the “this scope” in three ways</text:p>
      <text:p text:style-name="P12"/>
      <text:p text:style-name="P12">There is a problem in this method</text:p>
      <text:p text:style-name="P12"/>
      <text:p text:style-name="P1">class ClassName {</text:p>
      <text:p text:style-name="P1"><text:s text:c="2"/>constructor(dir){</text:p>
      <text:p text:style-name="P1"><text:s text:c="4"/>this.dir = dir;</text:p>
      <text:p text:style-name="P1">}</text:p>
      <text:p text:style-name="P1">aMethod() {</text:p>
      <text:p text:style-name="P1"><text:s text:c="4"/>return aFun = function() <text:span text:style-name="T1">{</text:span></text:p>
      <text:p text:style-name="P1"><text:s text:c="6"/><text:span text:style-name="T1">alert</text:span>(this.dir) <text:s text:c="30"/><text:span text:style-name="T2">// </text:span><text:span text:style-name="T3">Undefined </text:span><text:span text:style-name="T4">b</text:span><text:span text:style-name="T5">e</text:span><text:span text:style-name="T4">c</text:span><text:span text:style-name="T5">ause</text:span><text:span text:style-name="T4"> the scope of “this” varies </text:span></text:p>
      <text:p text:style-name="P1"><text:s text:c="4"/>}</text:p>
      <text:p text:style-name="P1"><text:s text:c="2"/>}</text:p>
      <text:p text:style-name="P1">}</text:p>
      <text:p text:style-name="P1">var d = new ClassName("<text:span text:style-name="T7">Name</text:span>");</text:p>
      <text:p text:style-name="P1">var f = d.aMethod();</text:p>
      <text:p text:style-name="P1">console.log(f());</text:p>
      <text:p text:style-name="P13"/>
      <text:p text:style-name="P13">In the above example I m unable to get the value <text:span text:style-name="T2">“this.dir”. </text:span><text:span text:style-name="T6">it is undefined so to overcome this problem. We have three ways to go through</text:span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>Approach 1</text:p>
      <text:p text:style-name="P5"/>
      <text:p text:style-name="P5">Us<text:span text:style-name="T7">ing</text:span> an <text:span text:style-name="Strong_20_Emphasis">arrow</text:span> function:</text:p>
      <text:p text:style-name="P5"/>
      <text:p text:style-name="P2">class ClassName {</text:p>
      <text:p text:style-name="P2"><text:s text:c="2"/>constructor(dir){</text:p>
      <text:p text:style-name="P2"><text:s text:c="4"/>this.dir = dir;</text:p>
      <text:p text:style-name="P2">}</text:p>
      <text:p text:style-name="P2">aMethod() {</text:p>
      <text:p text:style-name="P2"><text:s text:c="4"/>return aFun = () <text:span text:style-name="T4">=&gt;</text:span> <text:span text:style-name="T1">{<text:tab/><text:tab/></text:span><text:span text:style-name="T3">//</text:span><text:span text:style-name="T4">removed function and added =&gt; Arrow Function here</text:span></text:p>
      <text:p text:style-name="P2"><text:s text:c="6"/><text:span text:style-name="T1">alert</text:span>(this.dir) <text:s text:c="30"/><text:span text:style-name="T2">//</text:span><text:span text:style-name="T4">Name</text:span></text:p>
      <text:p text:style-name="P2"><text:s text:c="4"/>}</text:p>
      <text:p text:style-name="P2"><text:s text:c="2"/>}</text:p>
      <text:p text:style-name="P2">}</text:p>
      <text:p text:style-name="P2">var d = new ClassName("<text:span text:style-name="T7">Name</text:span>");</text:p>
      <text:p text:style-name="P2">var f = d.aMethod();</text:p>
      <text:p text:style-name="P2">console.log(f());</text:p>
      <text:p text:style-name="P2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Approach <text:span text:style-name="T7">2</text:span></text:p>
      <text:p text:style-name="P6"/>
      <text:p text:style-name="P14"><text:span text:style-name="T4">Using “this” and store that </text:span><text:s/><text:span text:style-name="T2">“</text:span><text:span text:style-name="Source_20_Text"><text:span text:style-name="T2">this:” </text:span></text:span><text:span text:style-name="T2">in a</text:span><text:span text:style-name="T4">n another</text:span><text:span text:style-name="T2"> variable:</text:span></text:p>
      <text:p text:style-name="P8"/>
      <text:p text:style-name="P3">class ClassName {</text:p>
      <text:p text:style-name="P3"><text:s text:c="2"/>constructor(dir){</text:p>
      <text:p text:style-name="P3"><text:s text:c="4"/>this.dir = dir;</text:p>
      <text:p text:style-name="P3">}</text:p>
      <text:p text:style-name="P3">aMethod() {</text:p>
      <text:p text:style-name="P3"><text:span text:style-name="T7"><text:s text:c="4"/>var </text:span><text:span text:style-name="T4">that</text:span><text:span text:style-name="T7"> = </text:span><text:span text:style-name="T4">this</text:span><text:span text:style-name="T7"><text:tab/><text:tab/></text:span><text:span text:style-name="T4">// the window reference “this” <text:s/>variable is stored in another var</text:span></text:p>
      <text:p text:style-name="P3"><text:s text:c="4"/>return aFun = <text:span text:style-name="T7">function</text:span>() <text:s/><text:span text:style-name="T1">{<text:tab/><text:tab/></text:span></text:p>
      <text:p text:style-name="P3"><text:s text:c="6"/><text:span text:style-name="T1">alert</text:span>(<text:span text:style-name="T4">that</text:span>.dir) <text:s text:c="30"/><text:span text:style-name="T2">//</text:span><text:span text:style-name="T4">Name</text:span></text:p>
      <text:p text:style-name="P3"><text:s text:c="4"/>}</text:p>
      <text:p text:style-name="P3"><text:s text:c="2"/>}</text:p>
      <text:p text:style-name="P3">}</text:p>
      <text:p text:style-name="P3">var d = new ClassName("<text:span text:style-name="T7">Name</text:span>");</text:p>
      <text:p text:style-name="P3">var f = d.aMethod();</text:p>
      <text:p text:style-name="P3">console.log(f());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pproach <text:span text:style-name="T7">3</text:span></text:p>
      <text:p text:style-name="P6"/>
      <text:p text:style-name="P7">We can Bind the method with this </text:p>
      <text:p text:style-name="P7"/>
      <text:p text:style-name="P3">class ClassName {</text:p>
      <text:p text:style-name="P3"><text:s text:c="2"/>constructor(dir){</text:p>
      <text:p text:style-name="P3"><text:s text:c="4"/>this.dir = dir;</text:p>
      <text:p text:style-name="P3">}</text:p>
      <text:p text:style-name="P3">aMethod() {</text:p>
      <text:p text:style-name="P3"><text:s text:c="4"/>return aFun = <text:span text:style-name="T7">function</text:span>() <text:s/><text:span text:style-name="T1">{<text:tab/><text:tab/></text:span></text:p>
      <text:p text:style-name="P3"><text:s text:c="6"/><text:span text:style-name="T1">alert</text:span>(<text:span text:style-name="T7">this</text:span>.dir) <text:s text:c="30"/><text:span text:style-name="T2">//</text:span><text:span text:style-name="T4">Name</text:span></text:p>
      <text:p text:style-name="P3"><text:s text:c="4"/>}.<text:span text:style-name="T4">bind(this)</text:span><text:span text:style-name="T2"><text:tab/> <text:s/><text:tab/><text:tab/><text:tab/>//</text:span><text:span text:style-name="T4">bind the method with this</text:span></text:p>
      <text:p text:style-name="P3"><text:s text:c="3"/>}</text:p>
      <text:p text:style-name="P3">}</text:p>
      <text:p text:style-name="P3">var d = new ClassName("<text:span text:style-name="T7">Name</text:span>");</text:p>
      <text:p text:style-name="P3">var f = d.aMethod();</text:p>
      <text:p text:style-name="P3">console.log(f());</text:p>
      <text:p text:style-name="P4"/>
      <text:p text:style-name="P1"/>
      <text:p text:style-name="P1"/>
      <text:p text:style-name="P1"/>
      <text:p text:style-name="P1"/>
      <text:p text:style-name="P9"><text:soft-page-break/>Example -2 </text:p>
      <text:p text:style-name="P9"/>
      <text:p text:style-name="P9">In different places we can append values to “this”</text:p>
      <text:p text:style-name="P9"/>
      <text:p text:style-name="P15">class ClassName {</text:p>
      <text:p text:style-name="P15"><text:s text:c="2"/></text:p>
      <text:p text:style-name="P15"><text:s text:c="2"/>constructor(public dir) {</text:p>
      <text:p text:style-name="P15"><text:tab/><text:tab/><text:tab/><text:tab/>//<text:span text:style-name="T2"> Added dir variable using construcor</text:span></text:p>
      <text:p text:style-name="P15"><text:s text:c="4"/></text:p>
      <text:p text:style-name="P15"><text:s text:c="2"/>}</text:p>
      <text:p text:style-name="P15"><text:s text:c="2"/>aMethod(<text:span text:style-name="T2">this</text:span>): any {</text:p>
      <text:p text:style-name="P15"><text:s text:c="4"/>var t <text:s/>= <text:s/>() =&gt; {</text:p>
      <text:p text:style-name="P15"><text:s text:c="6"/><text:span text:style-name="T2">this.d = 10 <text:s text:c="3"/><text:tab/><text:tab/>// Added d variable to “this” in nested Function</text:span></text:p>
      <text:p text:style-name="P15"><text:s text:c="6"/>return <text:span text:style-name="T2">this</text:span>;</text:p>
      <text:p text:style-name="P15"><text:s text:c="4"/>}</text:p>
      <text:p text:style-name="P15"><text:s text:c="4"/>t()<text:tab/><text:tab/><text:tab/><text:tab/>//<text:span text:style-name="T8">calling t method</text:span></text:p>
      <text:p text:style-name="P9"><text:s text:c="4"/>this.k = "title";<text:tab/><text:tab/>// Added k variable to “this” in Function</text:p>
      <text:p text:style-name="P15"><text:s text:c="4"/>return <text:span text:style-name="T2">this</text:span>;</text:p>
      <text:p text:style-name="P15"><text:s text:c="2"/>}</text:p>
      <text:p text:style-name="P15">}</text:p>
      <text:p text:style-name="P15">var d = new ClassName("Name");</text:p>
      <text:p text:style-name="P15">var f = d.aMethod();</text:p>
      <text:p text:style-name="P15">console.log(f.dir,f.d,f.dir); <text:s text:c="4"/><text:tab/><text:span text:style-name="T2">//output: <text:s text:c="7"/>Name 10 <text:s/>title</text:span></text:p>
      <text:p text:style-name="P15"/>
      <text:p text:style-name="P10">Example 3</text:p>
      <text:p text:style-name="P16"/>
      <text:p text:style-name="P10">Inheritance concept and calling the Super Methods </text:p>
      <text:p text:style-name="P10"/>
      <text:p text:style-name="P10"/>
      <text:p text:style-name="P16">class Strclass <text:s/>{</text:p>
      <text:p text:style-name="P16"><text:s text:c="2"/>constructor(public a: string,public b:string) { }</text:p>
      <text:p text:style-name="P16"><text:s text:c="2"/>getFullString = (c: string): string =&gt; {</text:p>
      <text:p text:style-name="P16"><text:s text:c="4"/>return this.a + this.b+ c;</text:p>
      <text:p text:style-name="P16"><text:s text:c="2"/>}</text:p>
      <text:p text:style-name="P16">}</text:p>
      <text:p text:style-name="P16">class extendsStrclass extends Strclass{</text:p>
      <text:p text:style-name="P16"><text:s text:c="2"/>private superString = this.getFullString;</text:p>
      <text:p text:style-name="P16"><text:s text:c="2"/>getFullString = (b: string): string =&gt; {</text:p>
      <text:p text:style-name="P16"><text:s text:c="4"/>return this.superString(b);</text:p>
      <text:p text:style-name="P16"><text:s text:c="2"/>}</text:p>
      <text:p text:style-name="P16">}</text:p>
      <text:p text:style-name="P16">class newExtendedclass extends extendsStrclass{ </text:p>
      <text:p text:style-name="P16"><text:s text:c="2"/>private newSuperString = this.getFullString;</text:p>
      <text:p text:style-name="P16"><text:s text:c="2"/>getFullString = (c: string): string =&gt; {</text:p>
      <text:p text:style-name="P16"><text:s text:c="4"/>return this.newSuperString(c);</text:p>
      <text:p text:style-name="P16"><text:s text:c="2"/>}</text:p>
      <text:p text:style-name="P16">}</text:p>
      <text:p text:style-name="P16">let a = new newExtendedclass("Sai ","Raj ");</text:p>
      <text:p text:style-name="P16">let b = a.getFullString("kotagiri");</text:p>
      <text:p text:style-name="P16">alert(b);</text:p>
      <text:p text:style-name="P16"/>
      <text:p text:style-name="P16"/>
      <text:p text:style-name="P18"><text:soft-page-break/>Example 4</text:p>
      <text:p text:style-name="P18"/>
      <text:p text:style-name="P18">Using Generics </text:p>
      <text:p text:style-name="P18"/>
      <text:p text:style-name="P18">Generics Example 1</text:p>
      <text:p text:style-name="P18"/>
      <text:p text:style-name="P22">class GenericClass<text:span text:style-name="T2">&lt;T&gt;</text:span>{ <text:s text:c="49"/><text:span text:style-name="T2">// Generics are defined with &lt;T&gt;</text:span></text:p>
      <text:p text:style-name="P22"><text:s text:c="4"/>private collection: <text:span text:style-name="T2">T[]</text:span> = [];</text:p>
      <text:p text:style-name="P22"><text:s text:c="4"/>constructor(...item: <text:span text:style-name="T2">T[]</text:span>) {</text:p>
      <text:p text:style-name="P22"><text:s text:c="8"/>item.forEach(element =&gt; this.collection.push(element));</text:p>
      <text:p text:style-name="P22"><text:s text:c="4"/>}</text:p>
      <text:p text:style-name="P22"><text:s text:c="4"/>getCollection() {</text:p>
      <text:p text:style-name="P22"><text:s text:c="8"/>return this.collection;</text:p>
      <text:p text:style-name="P22"><text:s text:c="4"/>}</text:p>
      <text:p text:style-name="P22">}</text:p>
      <text:p text:style-name="P22"/>
      <text:p text:style-name="P22">let numCollection: GenericClass&lt;number&gt; = new GenericClass&lt;number&gt;(1, 2, 3);</text:p>
      <text:p text:style-name="P22">let numString: GenericClass&lt;string&gt; = new GenericClass&lt;string&gt;("hi", "how r u", "bye");</text:p>
      <text:p text:style-name="P22"/>
      <text:p text:style-name="P22">interface Vechile{</text:p>
      <text:p text:style-name="P22"><text:s text:c="4"/>make: string;</text:p>
      <text:p text:style-name="P22"><text:s text:c="4"/>brand: string;</text:p>
      <text:p text:style-name="P22">}</text:p>
      <text:p text:style-name="P22">let vehcollection = new GenericClass&lt;Vechile&gt;({ make: 'Ramesh', brand: 'Audi' }, { make: 'sairaj', brand: 'Benz' });</text:p>
      <text:p text:style-name="P22">console.log(numCollection, numString, vehcollection);</text:p>
      <text:p text:style-name="P22"/>
      <text:p text:style-name="P18">Output :</text:p>
      <text:p text:style-name="P18">Object { collection: Array[3] } Object { collection: Array[3] } Object { collection: Array[2] }</text:p>
      <text:p text:style-name="P18"><text:tab/>|<text:tab/><text:tab/><text:tab/><text:tab/><text:tab/>|<text:tab/><text:tab/><text:tab/><text:tab/><text:tab/>|</text:p>
      <text:p text:style-name="P18"><text:s text:c="8"/>1,2,3<text:tab/><text:tab/><text:tab/>“hi”,”how r u”, “bye” <text:s text:c="5"/>Object1{brand:”Audi”,make:”ramesh”}<text:line-break/><text:tab/><text:tab/><text:tab/><text:tab/><text:tab/><text:tab/><text:tab/> <text:s text:c="10"/>Object2{brand:”Benz”,make:”sairaj”}</text:p>
      <text:p text:style-name="P18"/>
      <text:p text:style-name="P21">Generics Example 2</text:p>
      <text:p text:style-name="P21">Inserting the values into the array</text:p>
      <text:p text:style-name="P21"/>
      <text:p text:style-name="P23">class GenenricClass&lt;T&gt;{</text:p>
      <text:p text:style-name="P23"><text:s text:c="4"/>private arr: T[] = [];</text:p>
      <text:p text:style-name="P23"><text:s text:c="4"/>genenricMethod&lt;T&gt;(something) {</text:p>
      <text:p text:style-name="P23"><text:s text:c="8"/>this.arr.push(something);</text:p>
      <text:p text:style-name="P23"><text:s text:c="8"/>return this.arr;</text:p>
      <text:p text:style-name="P23"><text:s text:c="4"/>}</text:p>
      <text:p text:style-name="P23">}</text:p>
      <text:p text:style-name="P23">var g = new GenenricClass();</text:p>
      <text:p text:style-name="P23">var temparr = g.genenricMethod&lt;number&gt;(10);</text:p>
      <text:p text:style-name="P23">temparr = g.genenricMethod&lt;number&gt;(20);</text:p>
      <text:p text:style-name="P23">temparr = g.genenricMethod&lt;number&gt;(30);</text:p>
      <text:p text:style-name="P23">temparr = g.genenricMethod&lt;string&gt;("30");</text:p>
      <text:p text:style-name="P23">temparr = g.genenricMethod&lt;string&gt;(true);</text:p>
      <text:p text:style-name="P23">console.log(temparr)</text:p>
      <text:p text:style-name="P19">//<text:span text:style-name="T9">Output <text:s text:c="3"/>Array [ 10, 20, 30, "30", true ]</text:span></text:p>
      <text:p text:style-name="P18"/>
      <text:p text:style-name="P18"><text:soft-page-break/></text:p>
      <text:p text:style-name="P18">Generics Example <text:span text:style-name="T9">3</text:span></text:p>
      <text:p text:style-name="P18"/>
      <text:p text:style-name="P21">Using Interface</text:p>
      <text:p text:style-name="P21"/>
      <text:p text:style-name="P22">class GenericClass&lt;T extends Vechile&gt;{</text:p>
      <text:p text:style-name="P22"><text:s text:c="4"/>private collection: T[] = [];</text:p>
      <text:p text:style-name="P22"/>
      <text:p text:style-name="P22"><text:s text:c="4"/>constructor(...item: T[]) {</text:p>
      <text:p text:style-name="P22"><text:s text:c="8"/>item.forEach(element =&gt; this.collection.push(element));</text:p>
      <text:p text:style-name="P22"><text:s text:c="4"/>}</text:p>
      <text:p text:style-name="P22"><text:s text:c="4"/>getCollection() {</text:p>
      <text:p text:style-name="P22"><text:s text:c="8"/>return this.collection;</text:p>
      <text:p text:style-name="P22"><text:s text:c="4"/>}</text:p>
      <text:p text:style-name="P22"><text:s text:c="4"/>findBrand(brand: string) {</text:p>
      <text:p text:style-name="P22"><text:s text:c="8"/>return this.collection.filter(element =&gt; element.brand === brand)</text:p>
      <text:p text:style-name="P22"><text:s text:c="4"/>}</text:p>
      <text:p text:style-name="P22">}</text:p>
      <text:p text:style-name="P22"/>
      <text:p text:style-name="P22">interface Vechile{</text:p>
      <text:p text:style-name="P22"><text:s text:c="4"/>make: string;</text:p>
      <text:p text:style-name="P22"><text:s text:c="4"/>brand: string;</text:p>
      <text:p text:style-name="P22">}</text:p>
      <text:p text:style-name="P22">let vehcollection = new GenericClass&lt;Vechile&gt;({ make: 'Ramesh', brand: 'Audi' }, { make: 'sairaj', brand: 'Benz' });</text:p>
      <text:p text:style-name="P22">console.log(vehcollection.findBrand('Benz'));</text:p>
      <text:p text:style-name="P22"/>
      <text:p text:style-name="P20">//<text:span text:style-name="T10">Output <text:s text:c="2"/></text:span>Object<text:span text:style-name="T10">1</text:span>{brand:”Benz”,make:”sairaj”}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1:31:08.937888387</meta:creation-date>
    <dc:date>2017-05-09T20:04:26.568410109</dc:date>
    <meta:editing-duration>PT46M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5" meta:paragraph-count="169" meta:word-count="612" meta:character-count="4766" meta:non-whitespace-character-count="3753"/>
  </office:meta>
</office:document-meta>
</file>